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ee10" officeooo:paragraph-rsid="0007ee10"/>
    </style:style>
    <style:style style:name="P2" style:family="paragraph" style:parent-style-name="Standard">
      <style:text-properties officeooo:rsid="0007ee10" officeooo:paragraph-rsid="0009127a"/>
    </style:style>
    <style:style style:name="P3" style:family="paragraph" style:parent-style-name="Standard">
      <style:text-properties officeooo:rsid="0008dfcb" officeooo:paragraph-rsid="0008dfcb"/>
    </style:style>
    <style:style style:name="P4" style:family="paragraph" style:parent-style-name="Standard">
      <style:text-properties officeooo:rsid="0008dfcb" officeooo:paragraph-rsid="0009127a"/>
    </style:style>
    <style:style style:name="T1" style:family="text">
      <style:text-properties officeooo:rsid="0008dfcb"/>
    </style:style>
    <style:style style:name="T2" style:family="text">
      <style:text-properties officeooo:rsid="00091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MQ, M(<text:span text:style-name="T2">0x3FD</text:span>) <text:s text:c="2"/></text:p>
      <text:p text:style-name="P1">MUL M(<text:span text:style-name="T2">0x3FF</text:span>) <text:s text:c="2"/></text:p>
      <text:p text:style-name="P1">LOAD MQ</text:p>
      <text:p text:style-name="P1">STOR M(<text:span text:style-name="T2">0x3FD</text:span>) <text:s text:c="2"/></text:p>
      <text:p text:style-name="P1">RSH</text:p>
      <text:p text:style-name="P1">STOR M(<text:span text:style-name="T2">0x3FC</text:span>) <text:s text:c="2"/></text:p>
      <text:p text:style-name="P1"/>
      <text:p text:style-name="P1">LOAD MQ,M(<text:span text:style-name="T2">0x3FD</text:span>) <text:s text:c="3"/></text:p>
      <text:p text:style-name="P1">LOAD MQ</text:p>
      <text:p text:style-name="P1">DIV M(<text:span text:style-name="T2">0x3FC</text:span>) <text:s text:c="3"/></text:p>
      <text:p text:style-name="P1">LOAD MQ</text:p>
      <text:p text:style-name="P1">ADD M(<text:span text:style-name="T2">0x3FC</text:span>) <text:s text:c="2"/></text:p>
      <text:p text:style-name="P1">RSH</text:p>
      <text:p text:style-name="P1">STOR M(<text:span text:style-name="T2">0x3FC</text:span>) <text:s text:c="2"/></text:p>
      <text:p text:style-name="P1">LOAD MQ, M(<text:span text:style-name="T2">0x3FD</text:span>)</text:p>
      <text:p text:style-name="P1"/>
      <text:p text:style-name="P1">LOAD MQ</text:p>
      <text:p text:style-name="P1">DIV M(<text:span text:style-name="T2">0x3FC</text:span>) <text:s text:c="3"/></text:p>
      <text:p text:style-name="P1">LOAD MQ</text:p>
      <text:p text:style-name="P1">ADD M(<text:span text:style-name="T2">0x3FC</text:span>) <text:s text:c="2"/></text:p>
      <text:p text:style-name="P1">RSH</text:p>
      <text:p text:style-name="P1">STOR M(<text:span text:style-name="T2">0x3FC</text:span>)</text:p>
      <text:p text:style-name="P1"/>
      <text:p text:style-name="P2">LOAD MQ,M(<text:span text:style-name="T2">0x3FD</text:span>) <text:s text:c="3"/></text:p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 <text:s text:c="2"/></text:p>
      <text:p text:style-name="P2">LOAD MQ, M(<text:span text:style-name="T2">0x3FD</text:span>)</text:p>
      <text:p text:style-name="P2"/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</text:p>
      <text:p text:style-name="P2"/>
      <text:p text:style-name="P2">LOAD MQ,M(<text:span text:style-name="T2">0x3FD</text:span>) <text:s text:c="3"/></text:p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 <text:s text:c="2"/></text:p>
      <text:p text:style-name="P2">LOAD MQ, M(<text:span text:style-name="T2">0x3FD</text:span>)</text:p>
      <text:p text:style-name="P2"/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<text:soft-page-break/>RSH</text:p>
      <text:p text:style-name="P2">STOR M(<text:span text:style-name="T2">0x3FC</text:span>)</text:p>
      <text:p text:style-name="P2"/>
      <text:p text:style-name="P2">LOAD MQ,M(<text:span text:style-name="T2">0x3FD</text:span>) <text:s text:c="3"/></text:p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 <text:s text:c="2"/></text:p>
      <text:p text:style-name="P2">LOAD MQ, M(<text:span text:style-name="T2">0x3FD</text:span>)</text:p>
      <text:p text:style-name="P2"/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</text:p>
      <text:p text:style-name="P2"/>
      <text:p text:style-name="P2">LOAD MQ,M(<text:span text:style-name="T2">0x3FD</text:span>) <text:s text:c="3"/></text:p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 <text:s text:c="2"/></text:p>
      <text:p text:style-name="P2">LOAD MQ, M(<text:span text:style-name="T2">0x3FD</text:span>)</text:p>
      <text:p text:style-name="P2"/>
      <text:p text:style-name="P2">LOAD MQ</text:p>
      <text:p text:style-name="P2">DIV M(<text:span text:style-name="T2">0x3FC</text:span>) <text:s text:c="3"/></text:p>
      <text:p text:style-name="P2">LOAD MQ</text:p>
      <text:p text:style-name="P2">ADD M(<text:span text:style-name="T2">0x3FC</text:span>) <text:s text:c="2"/></text:p>
      <text:p text:style-name="P2">RSH</text:p>
      <text:p text:style-name="P2">STOR M(<text:span text:style-name="T2">0x3FC</text:span>)</text:p>
      <text:p text:style-name="P2"/>
      <text:p text:style-name="P4">LOAD M(<text:span text:style-name="T2">0x3FC</text:span>) </text:p>
      <text:p text:style-name="P3">LOAD MQ</text:p>
      <text:p text:style-name="P3">JUMP M(<text:span text:style-name="T2">0x400</text:span>,0:19)</text:p>
      <text:p text:style-name="P1"/>
      <text:p text:style-name="P1"/>
      <text:p text:style-name="P3">org. 0x3FC</text:p>
      <text:p text:style-name="P3">.word 0x000</text:p>
      <text:p text:style-name="P3">.word 0x000</text:p>
      <text:p text:style-name="P3">.word 0x00A</text:p>
      <text:p text:style-name="P3">.word 0xD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inho </meta:initial-creator>
    <meta:creation-date>2015-04-20T18:14:13.594179951</meta:creation-date>
    <dc:date>2015-04-20T18:45:26.186082498</dc:date>
    <dc:creator>Vitinho </dc:creator>
    <meta:editing-duration>PT16M12S</meta:editing-duration>
    <meta:editing-cycles>2</meta:editing-cycles>
    <meta:generator>LibreOffice/4.3.2.2.0$Linux_X86_64 LibreOffice_project/430m0$Build-2</meta:generator>
    <meta:document-statistic meta:table-count="0" meta:image-count="0" meta:object-count="0" meta:page-count="2" meta:paragraph-count="84" meta:word-count="163" meta:character-count="980" meta:non-whitespace-character-count="783"/>
  </office:meta>
</office:document-meta>
</file>